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55mm" fo:break-before="auto" style:use-optimal-row-height="true"/>
    </style:style>
    <style:style style:name="ro2" style:family="table-row">
      <style:table-row-properties style:row-height="8.34mm" fo:break-before="auto" style:use-optimal-row-height="true"/>
    </style:style>
    <style:style style:name="ro3" style:family="table-row">
      <style:table-row-properties style:row-height="4.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number-columns-repeated="28" table:default-cell-style-name="ce2"/>
        <table:table-row table:style-name="ro1">
          <table:table-cell office:value-type="string" calcext:value-type="string">
            <text:p>series</text:p>
          </table:table-cell>
          <table:table-cell table:style-name="ce1" office:value-type="string" calcext:value-type="string">
            <text:p>game</text:p>
          </table:table-cell>
          <table:table-cell table:style-name="ce1" office:value-type="string" calcext:value-type="string">
            <text:p>expansion</text:p>
          </table:table-cell>
          <table:table-cell table:style-name="ce1" office:value-type="string" calcext:value-type="string">
            <text:p>culture</text:p>
          </table:table-cell>
          <table:table-cell table:style-name="ce1" office:value-type="string" calcext:value-type="string">
            <text:p>release_date</text:p>
          </table:table-cell>
          <table:table-cell table:style-name="ce1" office:value-type="string" calcext:value-type="string">
            <text:p>nr_female_leaders</text:p>
          </table:table-cell>
          <table:table-cell table:style-name="ce1" office:value-type="string" calcext:value-type="string">
            <text:p>nr_male_leaders</text:p>
          </table:table-cell>
          <table:table-cell table:style-name="ce1" office:value-type="string" calcext:value-type="string">
            <text:p>Quelle</text:p>
          </table:table-cell>
          <table:table-cell office:value-type="string" calcext:value-type="string">
            <text:p>commen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</text:p>
          </table:table-cell>
          <table:table-cell table:style-name="ce1" office:value-type="string" calcext:value-type="string">
            <text:p>AoE I original</text:p>
          </table:table-cell>
          <table:table-cell table:style-name="ce1" office:value-type="string" calcext:value-type="string">
            <text:p>Egypt</text:p>
          </table:table-cell>
          <table:table-cell table:style-name="ce3" office:value-type="string" calcext:value-type="string">
            <text:p>1997-10-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a xlink:href="https://ageofempires.fandom.com/wiki/Egyptians_(Age_of_Empires)" xlink:type="simple">https://ageofempires.fandom.com/wiki/Egyptians_(Age_of_Empires)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</text:p>
          </table:table-cell>
          <table:table-cell table:style-name="ce1" office:value-type="string" calcext:value-type="string">
            <text:p>AoE I original</text:p>
          </table:table-cell>
          <table:table-cell table:style-name="ce1" office:value-type="string" calcext:value-type="string">
            <text:p>Choson</text:p>
          </table:table-cell>
          <table:table-cell table:style-name="ce3" office:value-type="string" calcext:value-type="string">
            <text:p>1997-10-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a xlink:href="https://ageofempires.fandom.com/wiki/Choson" xlink:type="simple">https://ageofempires.fandom.com/wiki/Choson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</text:p>
          </table:table-cell>
          <table:table-cell table:style-name="ce1" office:value-type="string" calcext:value-type="string">
            <text:p>AoE I original</text:p>
          </table:table-cell>
          <table:table-cell table:style-name="ce1" office:value-type="string" calcext:value-type="string">
            <text:p>Shang</text:p>
          </table:table-cell>
          <table:table-cell table:style-name="ce3" office:value-type="string" calcext:value-type="string">
            <text:p>1997-10-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a xlink:href="https://ageofempires.fandom.com/wiki/Shang" xlink:type="simple">https://ageofempires.fandom.com/wiki/Shang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</text:p>
          </table:table-cell>
          <table:table-cell table:style-name="ce1" office:value-type="string" calcext:value-type="string">
            <text:p>AoE I original</text:p>
          </table:table-cell>
          <table:table-cell table:style-name="ce1" office:value-type="string" calcext:value-type="string">
            <text:p>Yamato</text:p>
          </table:table-cell>
          <table:table-cell table:style-name="ce3" office:value-type="string" calcext:value-type="string">
            <text:p>1997-10-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a xlink:href="https://ageofempires.fandom.com/wiki/Yamato" xlink:type="simple">https://ageofempires.fandom.com/wiki/Yamato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</text:p>
          </table:table-cell>
          <table:table-cell table:style-name="ce1" office:value-type="string" calcext:value-type="string">
            <text:p>AoE I original</text:p>
          </table:table-cell>
          <table:table-cell table:style-name="ce1" office:value-type="string" calcext:value-type="string">
            <text:p>Babylonians</text:p>
          </table:table-cell>
          <table:table-cell table:style-name="ce3" office:value-type="string" calcext:value-type="string">
            <text:p>1997-10-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a xlink:href="https://ageofempires.fandom.com/wiki/Babylonians" xlink:type="simple">https://ageofempires.fandom.com/wiki/Babylonian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</text:p>
          </table:table-cell>
          <table:table-cell table:style-name="ce1" office:value-type="string" calcext:value-type="string">
            <text:p>AoE I original</text:p>
          </table:table-cell>
          <table:table-cell table:style-name="ce1" office:value-type="string" calcext:value-type="string">
            <text:p>Hittites</text:p>
          </table:table-cell>
          <table:table-cell table:style-name="ce3" office:value-type="string" calcext:value-type="string">
            <text:p>1997-10-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a xlink:href="https://ageofempires.fandom.com/wiki/Hittites" xlink:type="simple">https://ageofempires.fandom.com/wiki/Hittite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</text:p>
          </table:table-cell>
          <table:table-cell table:style-name="ce1" office:value-type="string" calcext:value-type="string">
            <text:p>AoE I original</text:p>
          </table:table-cell>
          <table:table-cell table:style-name="ce1" office:value-type="string" calcext:value-type="string">
            <text:p>Persians</text:p>
          </table:table-cell>
          <table:table-cell table:style-name="ce3" office:value-type="string" calcext:value-type="string">
            <text:p>1997-10-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a xlink:href="https://ageofempires.fandom.com/wiki/Persians_(Age_of_Empires)" xlink:type="simple">https://ageofempires.fandom.com/wiki/Persians_(Age_of_Empires)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</text:p>
          </table:table-cell>
          <table:table-cell table:style-name="ce1" office:value-type="string" calcext:value-type="string">
            <text:p>AoE I original</text:p>
          </table:table-cell>
          <table:table-cell table:style-name="ce1" office:value-type="string" calcext:value-type="string">
            <text:p>Assyrians</text:p>
          </table:table-cell>
          <table:table-cell table:style-name="ce3" office:value-type="string" calcext:value-type="string">
            <text:p>1997-10-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a xlink:href="https://ageofempires.fandom.com/wiki/Assyrians" xlink:type="simple">https://ageofempires.fandom.com/wiki/Assyrian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</text:p>
          </table:table-cell>
          <table:table-cell table:style-name="ce1" office:value-type="string" calcext:value-type="string">
            <text:p>AoE I original</text:p>
          </table:table-cell>
          <table:table-cell table:style-name="ce1" office:value-type="string" calcext:value-type="string">
            <text:p>Sumerians</text:p>
          </table:table-cell>
          <table:table-cell table:style-name="ce3" office:value-type="string" calcext:value-type="string">
            <text:p>1997-10-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a xlink:href="https://ageofempires.fandom.com/wiki/Sumerians" xlink:type="simple">https://ageofempires.fandom.com/wiki/Sumerian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</text:p>
          </table:table-cell>
          <table:table-cell table:style-name="ce1" office:value-type="string" calcext:value-type="string">
            <text:p>AoE I original</text:p>
          </table:table-cell>
          <table:table-cell table:style-name="ce1" office:value-type="string" calcext:value-type="string">
            <text:p>Greeks</text:p>
          </table:table-cell>
          <table:table-cell table:style-name="ce3" office:value-type="string" calcext:value-type="string">
            <text:p>1997-10-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<text:a xlink:href="https://ageofempires.fandom.com/wiki/Assyrians" xlink:type="simple">https://ageofempires.fandom.com/wiki/Greek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</text:p>
          </table:table-cell>
          <table:table-cell table:style-name="ce1" office:value-type="string" calcext:value-type="string">
            <text:p>AoE I original</text:p>
          </table:table-cell>
          <table:table-cell table:style-name="ce1" office:value-type="string" calcext:value-type="string">
            <text:p>Minoans</text:p>
          </table:table-cell>
          <table:table-cell table:style-name="ce3" office:value-type="string" calcext:value-type="string">
            <text:p>1997-10-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a xlink:href="https://ageofempires.fandom.com/wiki/Minoans" xlink:type="simple">https://ageofempires.fandom.com/wiki/Minoan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 </text:p>
          </table:table-cell>
          <table:table-cell table:style-name="ce1" office:value-type="string" calcext:value-type="string">
            <text:p>AoE I original</text:p>
          </table:table-cell>
          <table:table-cell table:style-name="ce1" office:value-type="string" calcext:value-type="string">
            <text:p>Phoenicians</text:p>
          </table:table-cell>
          <table:table-cell table:style-name="ce3" office:value-type="string" calcext:value-type="string">
            <text:p>1997-10-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<text:a xlink:href="https://ageofempires.fandom.com/wiki/Phoenicians" xlink:type="simple">https://ageofempires.fandom.com/wiki/Phoenician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 </text:p>
          </table:table-cell>
          <table:table-cell table:style-name="ce1" office:value-type="string" calcext:value-type="string">
            <text:p>Rise of Rome</text:p>
          </table:table-cell>
          <table:table-cell table:style-name="ce1" office:value-type="string" calcext:value-type="string">
            <text:p>Romans</text:p>
          </table:table-cell>
          <table:table-cell table:style-name="ce3" office:value-type="string" calcext:value-type="string">
            <text:p>1998-10-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a xlink:href="https://ageofempires.fandom.com/wiki/Romans" xlink:type="simple">https://ageofempires.fandom.com/wiki/Roman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 </text:p>
          </table:table-cell>
          <table:table-cell table:style-name="ce1" office:value-type="string" calcext:value-type="string">
            <text:p>Rise of Rome</text:p>
          </table:table-cell>
          <table:table-cell table:style-name="ce1" office:value-type="string" calcext:value-type="string">
            <text:p>Macedonians</text:p>
          </table:table-cell>
          <table:table-cell table:style-name="ce3" office:value-type="string" calcext:value-type="string">
            <text:p>1998-10-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a xlink:href="https://ageofempires.fandom.com/wiki/Macedonians" xlink:type="simple">https://ageofempires.fandom.com/wiki/Macedonian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 </text:p>
          </table:table-cell>
          <table:table-cell table:style-name="ce1" office:value-type="string" calcext:value-type="string">
            <text:p>Rise of Rome</text:p>
          </table:table-cell>
          <table:table-cell table:style-name="ce1" office:value-type="string" calcext:value-type="string">
            <text:p>Carthegians</text:p>
          </table:table-cell>
          <table:table-cell table:style-name="ce3" office:value-type="string" calcext:value-type="string">
            <text:p>1998-10-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<text:a xlink:href="https://ageofempires.fandom.com/wiki/Carthaginians" xlink:type="simple">https://ageofempires.fandom.com/wiki/Carthaginian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 </text:p>
          </table:table-cell>
          <table:table-cell table:style-name="ce1" office:value-type="string" calcext:value-type="string">
            <text:p>Rise of Rome</text:p>
          </table:table-cell>
          <table:table-cell table:style-name="ce1" office:value-type="string" calcext:value-type="string">
            <text:p>Palmyrans</text:p>
          </table:table-cell>
          <table:table-cell table:style-name="ce3" office:value-type="string" calcext:value-type="string">
            <text:p>1998-10-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a xlink:href="https://ageofempires.fandom.com/wiki/Palmyrans" xlink:type="simple">https://ageofempires.fandom.com/wiki/Palmyran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The Conquerors</text:p>
          </table:table-cell>
          <table:table-cell table:style-name="ce1" office:value-type="string" calcext:value-type="string">
            <text:p>Aztecs</text:p>
          </table:table-cell>
          <table:table-cell table:style-name="ce3" office:value-type="string" calcext:value-type="string">
            <text:p>2000-08-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<text:a xlink:href="https://ageofempires.fandom.com/wiki/Aztecs_(Age_of_Empires_II)#AI_player_names" xlink:type="simple">https://ageofempires.fandom.com/wiki/Aztecs_(Age_of_Empires_II)#AI_player_name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Age of Kings (original)</text:p>
          </table:table-cell>
          <table:table-cell table:style-name="ce1" office:value-type="string" calcext:value-type="string">
            <text:p>Britons</text:p>
          </table:table-cell>
          <table:table-cell table:style-name="ce3" office:value-type="string" calcext:value-type="string">
            <text:p>1999-10-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<text:a xlink:href="https://ageofempires.fandom.com/wiki/Britons#AI_player_names" xlink:type="simple">https://ageofempires.fandom.com/wiki/Britons#AI_player_name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The African Kingdoms</text:p>
          </table:table-cell>
          <table:table-cell table:style-name="ce1" office:value-type="string" calcext:value-type="string">
            <text:p>Berber</text:p>
          </table:table-cell>
          <table:table-cell table:style-name="ce3" office:value-type="string" calcext:value-type="string">
            <text:p>2015-11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a xlink:href="https://ageofempires.fandom.com/wiki/Berbers#AI_player_names" xlink:type="simple">https://ageofempires.fandom.com/wiki/Berbers#AI_player_name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Age of Kings (original)</text:p>
          </table:table-cell>
          <table:table-cell table:style-name="ce1" office:value-type="string" calcext:value-type="string">
            <text:p>Byzantines</text:p>
          </table:table-cell>
          <table:table-cell table:style-name="ce3" office:value-type="string" calcext:value-type="string">
            <text:p>1999-10-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<text:a xlink:href="https://ageofempires.fandom.com/wiki/Byzantines#AI_player_names" xlink:type="simple">https://ageofempires.fandom.com/wiki/Byzantines#AI_player_name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Age of Kings (original)</text:p>
          </table:table-cell>
          <table:table-cell table:style-name="ce1" office:value-type="string" calcext:value-type="string">
            <text:p>Celts</text:p>
          </table:table-cell>
          <table:table-cell table:style-name="ce3" office:value-type="string" calcext:value-type="string">
            <text:p>1999-10-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<text:a xlink:href="https://ageofempires.fandom.com/wiki/Celts#AI_player_names" xlink:type="simple">https://ageofempires.fandom.com/wiki/Celts#AI_player_name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Age of Kings (original)</text:p>
          </table:table-cell>
          <table:table-cell table:style-name="ce1" office:value-type="string" calcext:value-type="string">
            <text:p>Chinese</text:p>
          </table:table-cell>
          <table:table-cell table:style-name="ce3" office:value-type="string" calcext:value-type="string">
            <text:p>1999-10-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a xlink:href="https://ageofempires.fandom.com/wiki/Chinese_(Age_of_Empires_II)" xlink:type="simple">https://ageofempires.fandom.com/wiki/Chinese_(Age_of_Empires_II)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Age of Kings (original)</text:p>
          </table:table-cell>
          <table:table-cell table:style-name="ce1" office:value-type="string" calcext:value-type="string">
            <text:p>Franks</text:p>
          </table:table-cell>
          <table:table-cell table:style-name="ce3" office:value-type="string" calcext:value-type="string">
            <text:p>1999-10-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<text:a xlink:href="https://ageofempires.fandom.com/wiki/Franks#AI_player_names" xlink:type="simple">https://ageofempires.fandom.com/wiki/Franks#AI_player_name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Age of Kings (original)</text:p>
          </table:table-cell>
          <table:table-cell table:style-name="ce1" office:value-type="string" calcext:value-type="string">
            <text:p>Goths</text:p>
          </table:table-cell>
          <table:table-cell table:style-name="ce3" office:value-type="string" calcext:value-type="string">
            <text:p>1999-10-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a xlink:href="https://ageofempires.fandom.com/wiki/Goths#AI_player_names" xlink:type="simple">https://ageofempires.fandom.com/wiki/Goths#AI_player_name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Age of Kings (original)</text:p>
          </table:table-cell>
          <table:table-cell table:style-name="ce1" office:value-type="string" calcext:value-type="string">
            <text:p>Japanese</text:p>
          </table:table-cell>
          <table:table-cell table:style-name="ce3" office:value-type="string" calcext:value-type="string">
            <text:p>1999-10-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<text:a xlink:href="https://ageofempires.fandom.com/wiki/Japanese_(Age_of_Empires_II)#AI_player_names" xlink:type="simple">https://ageofempires.fandom.com/wiki/Japanese_(Age_of_Empires_II)#AI_player_name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Age of Kings (original)</text:p>
          </table:table-cell>
          <table:table-cell table:style-name="ce1" office:value-type="string" calcext:value-type="string">
            <text:p>Mongols</text:p>
          </table:table-cell>
          <table:table-cell table:style-name="ce3" office:value-type="string" calcext:value-type="string">
            <text:p>1999-10-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<text:a xlink:href="https://ageofempires.fandom.com/wiki/Mongols#AI_player_names" xlink:type="simple">https://ageofempires.fandom.com/wiki/Mongols#AI_player_name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Age of Kings (original)</text:p>
          </table:table-cell>
          <table:table-cell table:style-name="ce1" office:value-type="string" calcext:value-type="string">
            <text:p>Persians</text:p>
          </table:table-cell>
          <table:table-cell table:style-name="ce3" office:value-type="string" calcext:value-type="string">
            <text:p>1999-10-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<text:a xlink:href="https://ageofempires.fandom.com/wiki/Persians_(Age_of_Empires_II)#AI_player_names" xlink:type="simple">https://ageofempires.fandom.com/wiki/Persians_(Age_of_Empires_II)#AI_player_name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Age of Kings (original)</text:p>
          </table:table-cell>
          <table:table-cell table:style-name="ce1" office:value-type="string" calcext:value-type="string">
            <text:p>Saracens</text:p>
          </table:table-cell>
          <table:table-cell table:style-name="ce3" office:value-type="string" calcext:value-type="string">
            <text:p>1999-10-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a xlink:href="https://ageofempires.fandom.com/wiki/Saracens#AI_player_names" xlink:type="simple">https://ageofempires.fandom.com/wiki/Saracens#AI_player_name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Age of Kings (original)</text:p>
          </table:table-cell>
          <table:table-cell table:style-name="ce1" office:value-type="string" calcext:value-type="string">
            <text:p>Teutons</text:p>
          </table:table-cell>
          <table:table-cell table:style-name="ce3" office:value-type="string" calcext:value-type="string">
            <text:p>1999-10-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<text:a xlink:href="https://ageofempires.fandom.com/wiki/Teutons#AI_player_names" xlink:type="simple">https://ageofempires.fandom.com/wiki/Teutons#AI_player_name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Age of Kings (original)</text:p>
          </table:table-cell>
          <table:table-cell table:style-name="ce1" office:value-type="string" calcext:value-type="string">
            <text:p>Turks</text:p>
          </table:table-cell>
          <table:table-cell table:style-name="ce3" office:value-type="string" calcext:value-type="string">
            <text:p>1999-10-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a xlink:href="https://ageofempires.fandom.com/wiki/Turks#AI_player_names" xlink:type="simple">https://ageofempires.fandom.com/wiki/Turks#AI_player_name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Age of Kings (original)</text:p>
          </table:table-cell>
          <table:table-cell table:style-name="ce1" office:value-type="string" calcext:value-type="string">
            <text:p>Vikings</text:p>
          </table:table-cell>
          <table:table-cell table:style-name="ce3" office:value-type="string" calcext:value-type="string">
            <text:p>1999-10-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<text:a xlink:href="https://ageofempires.fandom.com/wiki/Vikings#AI_player_names" xlink:type="simple">https://ageofempires.fandom.com/wiki/Vikings#AI_player_name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The Conquerors</text:p>
          </table:table-cell>
          <table:table-cell table:style-name="ce1" office:value-type="string" calcext:value-type="string">
            <text:p>Huns</text:p>
          </table:table-cell>
          <table:table-cell table:style-name="ce3" office:value-type="string" calcext:value-type="string">
            <text:p>2000-08-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a xlink:href="https://ageofempires.fandom.com/wiki/Huns#AI_player_names" xlink:type="simple">https://ageofempires.fandom.com/wiki/Huns#AI_player_name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The Conquerors</text:p>
          </table:table-cell>
          <table:table-cell table:style-name="ce1" office:value-type="string" calcext:value-type="string">
            <text:p>Koreans</text:p>
          </table:table-cell>
          <table:table-cell table:style-name="ce3" office:value-type="string" calcext:value-type="string">
            <text:p>2000-08-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<text:a xlink:href="https://ageofempires.fandom.com/wiki/Koreans#AI_player_names" xlink:type="simple">https://ageofempires.fandom.com/wiki/Koreans#AI_player_name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The Conquerors</text:p>
          </table:table-cell>
          <table:table-cell table:style-name="ce1" office:value-type="string" calcext:value-type="string">
            <text:p>Mayans</text:p>
          </table:table-cell>
          <table:table-cell table:style-name="ce3" office:value-type="string" calcext:value-type="string">
            <text:p>2000-08-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<text:a xlink:href="https://ageofempires.fandom.com/wiki/Mayans#AI_player_names" xlink:type="simple">https://ageofempires.fandom.com/wiki/Mayans#AI_player_name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The Conquerors</text:p>
          </table:table-cell>
          <table:table-cell table:style-name="ce1" office:value-type="string" calcext:value-type="string">
            <text:p>Spanish</text:p>
          </table:table-cell>
          <table:table-cell table:style-name="ce3" office:value-type="string" calcext:value-type="string">
            <text:p>2000-08-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<text:a xlink:href="https://ageofempires.fandom.com/wiki/Spanish_(Age_of_Empires_II)#AI_player_names" xlink:type="simple">https://ageofempires.fandom.com/wiki/Spanish_(Age_of_Empires_II)#AI_player_name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The Conquerors</text:p>
          </table:table-cell>
          <table:table-cell table:style-name="ce1" office:value-type="string" calcext:value-type="string">
            <text:p>Incas</text:p>
          </table:table-cell>
          <table:table-cell table:style-name="ce3" office:value-type="string" calcext:value-type="string">
            <text:p>2000-08-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a xlink:href="https://ageofempires.fandom.com/wiki/Incas_(Age_of_Empires_II)#AI_player_names" xlink:type="simple">https://ageofempires.fandom.com/wiki/Incas_(Age_of_Empires_II)#AI_player_name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The Forgotten</text:p>
          </table:table-cell>
          <table:table-cell table:style-name="ce1" office:value-type="string" calcext:value-type="string">
            <text:p>Indians</text:p>
          </table:table-cell>
          <table:table-cell table:style-name="ce3" office:value-type="string" calcext:value-type="string">
            <text:p>2013-11-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a xlink:href="https://ageofempires.fandom.com/wiki/Indians_(Age_of_Empires_II)#AI_player_names" xlink:type="simple">https://ageofempires.fandom.com/wiki/Indians_(Age_of_Empires_II)#AI_player_name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The Forgotten</text:p>
          </table:table-cell>
          <table:table-cell table:style-name="ce1" office:value-type="string" calcext:value-type="string">
            <text:p>Italians</text:p>
          </table:table-cell>
          <table:table-cell table:style-name="ce3" office:value-type="string" calcext:value-type="string">
            <text:p>2013-11-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a xlink:href="https://ageofempires.fandom.com/wiki/Italians#AI_player_names" xlink:type="simple">https://ageofempires.fandom.com/wiki/Italians#AI_player_name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The Forgotten</text:p>
          </table:table-cell>
          <table:table-cell table:style-name="ce1" office:value-type="string" calcext:value-type="string">
            <text:p>Magyars</text:p>
          </table:table-cell>
          <table:table-cell table:style-name="ce3" office:value-type="string" calcext:value-type="string">
            <text:p>2013-11-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a xlink:href="https://ageofempires.fandom.com/wiki/Magyars#AI_player_names" xlink:type="simple">https://ageofempires.fandom.com/wiki/Magyars#AI_player_name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The Forgotten</text:p>
          </table:table-cell>
          <table:table-cell table:style-name="ce1" office:value-type="string" calcext:value-type="string">
            <text:p>Slavs</text:p>
          </table:table-cell>
          <table:table-cell table:style-name="ce3" office:value-type="string" calcext:value-type="string">
            <text:p>2013-11-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a xlink:href="https://ageofempires.fandom.com/wiki/Slavs#AI_player_names" xlink:type="simple">https://ageofempires.fandom.com/wiki/Slavs#AI_player_name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African Kingdoms</text:p>
          </table:table-cell>
          <table:table-cell table:style-name="ce1" office:value-type="string" calcext:value-type="string">
            <text:p>Ethiopians</text:p>
          </table:table-cell>
          <table:table-cell table:style-name="ce3" office:value-type="string" calcext:value-type="string">
            <text:p>2015-11-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<text:a xlink:href="https://ageofempires.fandom.com/wiki/Ethiopians#AI_player_names" xlink:type="simple">https://ageofempires.fandom.com/wiki/Ethiopians#AI_player_name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African Kingdoms</text:p>
          </table:table-cell>
          <table:table-cell table:style-name="ce1" office:value-type="string" calcext:value-type="string">
            <text:p>Malians</text:p>
          </table:table-cell>
          <table:table-cell table:style-name="ce3" office:value-type="string" calcext:value-type="string">
            <text:p>2015-11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<text:a xlink:href="https://ageofempires.fandom.com/wiki/Malians#AI_player_names" xlink:type="simple">https://ageofempires.fandom.com/wiki/Malians#AI_player_name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African Kingdoms</text:p>
          </table:table-cell>
          <table:table-cell table:style-name="ce1" office:value-type="string" calcext:value-type="string">
            <text:p>Portuguese</text:p>
          </table:table-cell>
          <table:table-cell table:style-name="ce3" office:value-type="string" calcext:value-type="string">
            <text:p>2015-11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a xlink:href="https://ageofempires.fandom.com/wiki/Portuguese_(Age_of_Empires_II)#Changelog" xlink:type="simple">https://ageofempires.fandom.com/wiki/Portuguese_(Age_of_Empires_II)#Changelog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Rise of the Rajas</text:p>
          </table:table-cell>
          <table:table-cell table:style-name="ce1" office:value-type="string" calcext:value-type="string">
            <text:p>Burmese</text:p>
          </table:table-cell>
          <table:table-cell table:style-name="ce3" office:value-type="string" calcext:value-type="string">
            <text:p>2016-12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a xlink:href="https://ageofempires.fandom.com/wiki/Burmese#AI_player_names" xlink:type="simple">https://ageofempires.fandom.com/wiki/Burmese#AI_player_name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Rise of the Rajas</text:p>
          </table:table-cell>
          <table:table-cell table:style-name="ce1" office:value-type="string" calcext:value-type="string">
            <text:p>Khmer</text:p>
          </table:table-cell>
          <table:table-cell table:style-name="ce3" office:value-type="string" calcext:value-type="string">
            <text:p>2016-12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a xlink:href="https://ageofempires.fandom.com/wiki/Khmer#AI_player_names" xlink:type="simple">https://ageofempires.fandom.com/wiki/Khmer#AI_player_name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Rise of the Rajas</text:p>
          </table:table-cell>
          <table:table-cell table:style-name="ce1" office:value-type="string" calcext:value-type="string">
            <text:p>Malay</text:p>
          </table:table-cell>
          <table:table-cell table:style-name="ce3" office:value-type="string" calcext:value-type="string">
            <text:p>2016-12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<text:a xlink:href="https://ageofempires.fandom.com/wiki/Malay#AI_player_names" xlink:type="simple">https://ageofempires.fandom.com/wiki/Malay#AI_player_name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Rise of the Rajas</text:p>
          </table:table-cell>
          <table:table-cell table:style-name="ce1" office:value-type="string" calcext:value-type="string">
            <text:p>Vietnamese</text:p>
          </table:table-cell>
          <table:table-cell table:style-name="ce3" office:value-type="string" calcext:value-type="string">
            <text:p>2016-12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a xlink:href="https://ageofempires.fandom.com/wiki/Vietnamese#AI_player_names" xlink:type="simple">https://ageofempires.fandom.com/wiki/Vietnamese#AI_player_name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I</text:p>
          </table:table-cell>
          <table:table-cell table:style-name="ce1" office:value-type="string" calcext:value-type="string">
            <text:p>AoE III origina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5-10-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a xlink:href="https://ageofempires.fandom.com/wiki/Civilizations_(Age_of_Empires_III)" xlink:type="simple">https://ageofempires.fandom.com/wiki/Civilizations_(Age_of_Empires_III)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I</text:p>
          </table:table-cell>
          <table:table-cell table:style-name="ce1" office:value-type="string" calcext:value-type="string">
            <text:p>The Warchiefs</text:p>
          </table:table-cell>
          <table:table-cell table:style-name="ce1" office:value-type="string" calcext:value-type="string">
            <text:p>Native American</text:p>
          </table:table-cell>
          <table:table-cell table:style-name="ce3" office:value-type="string" calcext:value-type="string">
            <text:p>2006-10-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ageofempires.fandom.com/wiki/Civilizations_(Age_of_Empires_III)" xlink:type="simple">https://ageofempires.fandom.com/wiki/Civilizations_(Age_of_Empires_III)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I</text:p>
          </table:table-cell>
          <table:table-cell table:style-name="ce1" office:value-type="string" calcext:value-type="string">
            <text:p>Asian Dynasties</text:p>
          </table:table-cell>
          <table:table-cell table:style-name="ce1" office:value-type="string" calcext:value-type="string">
            <text:p>Asian</text:p>
          </table:table-cell>
          <table:table-cell table:style-name="ce3" office:value-type="string" calcext:value-type="string">
            <text:p>2007-10-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ageofempires.fandom.com/wiki/Civilizations_(Age_of_Empires_III)" xlink:type="simple">https://ageofempires.fandom.com/wiki/Civilizations_(Age_of_Empires_III)</text:a>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</text:p>
          </table:table-cell>
          <table:table-cell table:style-name="ce1" office:value-type="string" calcext:value-type="string">
            <text:p>Civ I origina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1991-09-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a xlink:href="https://civilization.fandom.com/wiki/Category:Leaders_(Civ1)" xlink:type="simple">https://civilization.fandom.com/wiki/Category:Leaders_(Civ1)</text:a>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I</text:p>
          </table:table-cell>
          <table:table-cell table:style-name="ce1" office:value-type="string" calcext:value-type="string">
            <text:p>Civ II origina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1996-02-29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a xlink:href="https://civilization.fandom.com/wiki/Leaders_(Civ2)" xlink:type="simple">https://civilization.fandom.com/wiki/Leaders_(Civ2)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II</text:p>
          </table:table-cell>
          <table:table-cell table:style-name="ce1" office:value-type="string" calcext:value-type="string">
            <text:p>Civ III origina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1-10-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<text:a xlink:href="https://civilization.fandom.com/wiki/List_of_civilizations_in_Civ3" xlink:type="simple">https://civilization.fandom.com/wiki/List_of_civilizations_in_Civ3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II</text:p>
          </table:table-cell>
          <table:table-cell table:style-name="ce1" office:value-type="string" calcext:value-type="string">
            <text:p>Play the World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2-10-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<text:a xlink:href="https://civilization.fandom.com/wiki/Civilization_III:_Play_the_World" xlink:type="simple">https://civilization.fandom.com/wiki/Civilization_III:_Play_the_World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II</text:p>
          </table:table-cell>
          <table:table-cell table:style-name="ce1" office:value-type="string" calcext:value-type="string">
            <text:p>Conquests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3-10-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<text:a xlink:href="https://civilization.fandom.com/wiki/Civilization_III:_Conquests" xlink:type="simple">https://civilization.fandom.com/wiki/Civilization_III:_Conquests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V</text:p>
          </table:table-cell>
          <table:table-cell table:style-name="ce1" office:value-type="string" calcext:value-type="string">
            <text:p>Civ IV origina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5-01-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<text:a xlink:href="https://civilization.fandom.com/wiki/Civilization_IV" xlink:type="simple">https://civilization.fandom.com/wiki/Civilization_IV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V</text:p>
          </table:table-cell>
          <table:table-cell table:style-name="ce1" office:value-type="string" calcext:value-type="string">
            <text:p>Warlords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6-07-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a xlink:href="https://civilization.fandom.com/wiki/Civilization_IV:_Warlords" xlink:type="simple">https://civilization.fandom.com/wiki/Civilization_IV:_Warlords</text:a>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V</text:p>
          </table:table-cell>
          <table:table-cell table:style-name="ce1" office:value-type="string" calcext:value-type="string">
            <text:p>Beyond the Sword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7-07-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<text:a xlink:href="https://civilization.fandom.com/wiki/Civilization_IV:_Beyond_the_Sword" xlink:type="simple">https://civilization.fandom.com/wiki/Civilization_IV:_Beyond_the_Sword</text:a></text:p>
          </table:table-cell>
          <table:table-cell table:style-name="ce1" office:value-type="string" calcext:value-type="string">
            <text:p>10 new civs and 6 new leaders for old civ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</text:p>
          </table:table-cell>
          <table:table-cell table:style-name="ce1" office:value-type="string" calcext:value-type="string">
            <text:p>Civ V origina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10-09-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<text:a xlink:href="https://civilization.fandom.com/wiki/Civilizations_(Civ5)" xlink:type="simple">https://civilization.fandom.com/wiki/Civilizations_(Civ5)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</text:p>
          </table:table-cell>
          <table:table-cell table:style-name="ce1" office:value-type="string" calcext:value-type="string">
            <text:p>Brave New World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13-07-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a xlink:href="https://civilization.fandom.com/wiki/Civilizations_(Civ5)" xlink:type="simple">https://civilization.fandom.com/wiki/Civilizations_(Civ5)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</text:p>
          </table:table-cell>
          <table:table-cell table:style-name="ce1" office:value-type="string" calcext:value-type="string">
            <text:p>Gods &amp; Kings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12-06-1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civilization.fandom.com/wiki/Civilizations_(Civ5)" xlink:type="simple">https://civilization.fandom.com/wiki/Civilizations_(Civ5)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I</text:p>
          </table:table-cell>
          <table:table-cell table:style-name="ce1" office:value-type="string" calcext:value-type="string">
            <text:p>Civ VI origina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16-10-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<text:a xlink:href="https://civilization.fandom.com/wiki/Civilizations_(Civ6)" xlink:type="simple">https://civilization.fandom.com/wiki/Civilizations_(Civ6)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I</text:p>
          </table:table-cell>
          <table:table-cell table:style-name="ce1" office:value-type="string" calcext:value-type="string">
            <text:p>Rise and Fal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18-02-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a xlink:href="https://civilization.fandom.com/wiki/Civilizations_(Civ6)" xlink:type="simple">https://civilization.fandom.com/wiki/Civilizations_(Civ6)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I</text:p>
          </table:table-cell>
          <table:table-cell table:style-name="ce1" office:value-type="string" calcext:value-type="string">
            <text:p>Gathering Storm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19-02-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a xlink:href="https://civilization.fandom.com/wiki/Civilizations_(Civ6)" xlink:type="simple">https://civilization.fandom.com/wiki/Civilizations_(Civ6)</text:a></text:p>
          </table:table-cell>
          <table:table-cell table:number-columns-repeated="21"/>
        </table:table-row>
        <table:table-row table:style-name="ro4" table:number-rows-repeated="937">
          <table:table-cell table:number-columns-repeated="29"/>
        </table:table-row>
        <table:table-row table:style-name="ro4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.00.0000</text:date>, <text:time style:data-style-name="N2" text:time-value="15:11:47.04736980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9:10:24.784270153</meta:creation-date>
    <dc:date>2020-10-15T15:44:18.646157775</dc:date>
    <meta:editing-duration>PT28M15S</meta:editing-duration>
    <meta:editing-cycles>3</meta:editing-cycles>
    <meta:generator>LibreOffice/6.0.7.3$Linux_X86_64 LibreOffice_project/00m0$Build-3</meta:generator>
    <meta:document-statistic meta:table-count="1" meta:cell-count="522" meta:object-count="0"/>
  </office:meta>
</office:document-meta>
</file>